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color="#222222"/>
    </style:style>
    <style:style style:name="P2" style:family="paragraph" style:parent-style-name="Standard">
      <style:paragraph-properties fo:margin-left="1.27cm" fo:margin-right="0cm" fo:text-indent="0cm" style:auto-text-indent="false" fo:background-color="#ffffff">
        <style:background-image/>
      </style:paragraph-properties>
    </style:style>
    <style:style style:name="P3" style:family="paragraph" style:parent-style-name="Standard" style:list-style-name="L1">
      <style:paragraph-properties fo:margin-left="1.27cm" fo:margin-right="0cm" fo:text-indent="0cm" style:auto-text-indent="false" fo:background-color="#ffffff">
        <style:background-image/>
      </style:paragraph-properties>
    </style:style>
    <style:style style:name="P4" style:family="paragraph" style:parent-style-name="Standard" style:list-style-name="L2">
      <style:paragraph-properties fo:margin-left="1.27cm" fo:margin-right="0cm" fo:text-indent="0cm" style:auto-text-indent="false" fo:background-color="#ffffff">
        <style:background-image/>
      </style:paragraph-properties>
    </style:style>
    <style:style style:name="P5" style:family="paragraph" style:parent-style-name="Standard" style:list-style-name="L2">
      <style:paragraph-properties fo:margin-left="1.27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6" style:family="paragraph" style:parent-style-name="Standard" style:list-style-name="L1">
      <style:paragraph-properties fo:margin-left="1.27cm" fo:margin-right="0cm" fo:text-indent="0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7" style:family="paragraph" style:parent-style-name="Standard" style:master-page-name="Standard">
      <style:paragraph-properties style:page-number="auto" fo:background-color="#ffffff">
        <style:background-image/>
      </style:paragraph-properties>
    </style:style>
    <style:style style:name="T1" style:family="text">
      <style:text-properties fo:color="#222222"/>
    </style:style>
    <style:style style:name="T2" style:family="text">
      <style:text-properties fo:color="#222222"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dica para los siguientes trabajadores sí pueden jubilarse anticipadamente en el año 2027:</text:span></text:p>
      <text:p text:style-name="P1"/>
      <text:p text:style-name="P2"><text:span text:style-name="T1">A. Víctor de sesenta y cuatro años ha sido despedido en un ERE y tiene treinta y cuatro años cotizados. </text:span></text:p>
      <text:p text:style-name="P2"><text:span text:style-name="T2">Si, ya que ha sido despedido por un ERE y tiene mas de 33 años cotizados</text:span></text:p>
      <text:p text:style-name="P2"><text:span text:style-name="T1">B. María Amparo de sesenta y cuatro años quiere jubilarse anticipadamente de forma voluntaria y ha cotizado treinta y tres años </text:span></text:p>
      <text:p text:style-name="P2"><text:span text:style-name="T2">No, ya que no se puede jubilar de forma voluntaria hasta los 65 años</text:span></text:p>
      <text:list xml:id="list2289324919568618175" text:style-name="L1">
        <text:list-header>
          <text:p text:style-name="P3"><text:span text:style-name="T1">C. Sergio de sesenta y cinco años quiere jubilarse a tiempo parcial la mitad de la jornada y ha cotizado veintiocho años.</text:span></text:p>
          <text:p text:style-name="P6"><text:span text:style-name="T1">No, ya que no ha cotizado al menos 33 años </text:span></text:p>
        </text:list-header>
      </text:list>
      <text:list xml:id="list6707898597439310430" text:style-name="L2">
        <text:list-header>
          <text:p text:style-name="P4"><text:span text:style-name="T1">D. José Miguel de sesenta y cinco años ha cotizado <text:s/>cuarenta años vida laboral</text:span></text:p>
          <text:p text:style-name="P5"><text:span text:style-name="T1">Si, ya que tiene 65 años y ha cotizado mas de 38 años y medio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NOMBRE Y APELLIDOS: Álvaro Serradilla Oter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0" meta:word-count="151" meta:character-count="809"/>
    <dc:date>2024-05-03T17:46:12.95</dc:date>
    <meta:generator>OpenOffice/4.1.6$Win32 OpenOffice.org_project/416m1$Build-9790</meta:generator>
  </office:meta>
</office:document-meta>
</file>